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4.9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6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管<text:span text:style-name="T1"> </text:span><text:span text:style-name="T2">銷</text:span><text:span text:style-name="T3"> </text:span><text:span text:style-name="T2">費</text:span><text:span text:style-name="T3"> </text:span><text:span text:style-name="T2">用</text:span><text:span text:style-name="T3"> </text:span><text:span text:style-name="T2">統</text:span><text:span text:style-name="T3"> </text:span><text:span text:style-name="T2">計</text:span><text:span text:style-name="T3"> </text:span><text:span text:style-name="T2">表</text:span></text:p>
          </table:table-cell>
          <table:covered-table-cell table:number-columns-repeated="6" table:style-name="ce8"/>
          <table:table-cell table:number-columns-repeated="1016"/>
        </table:table-row>
        <table:table-row table:style-name="ro2">
          <table:table-cell table:number-columns-repeated="7"/>
          <table:table-cell table:style-name="ce7" office:value-type="string" calcext:value-type="string">
            <text:p>    No.<text:span text:style-name="T4">        </text:span>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部門<text:span text:style-name="T4">        </text:span><text:span text:style-name="T5">                                                                           </text:span><text:span text:style-name="T6">日期</text:span><text:span text:style-name="T7">        </text:span></text:p>
          </table:table-cell>
          <table:table-cell table:number-columns-repeated="1022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費<text:span text:style-name="T8">  </text:span><text:span text:style-name="T9">用</text:span><text:span text:style-name="T10">  </text:span><text:span text:style-name="T9">別</text:span></text:p>
          </table:table-cell>
          <table:covered-table-cell table:style-name="ce9"/>
          <table:table-cell table:style-name="ce11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人<text:span text:style-name="T8">      </text:span><text:span text:style-name="T9">數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薪<text:span text:style-name="T8">      </text:span><text:span text:style-name="T9">資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獎<text:span text:style-name="T8">      </text:span><text:span text:style-name="T9">金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旅<text:span text:style-name="T8">    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廣<text:span text:style-name="T8">  </text:span><text:span text:style-name="T9">告</text:span><text:span text:style-name="T10">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運<text:span text:style-name="T8">    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稅<text:span text:style-name="T8">      </text:span><text:span text:style-name="T9">捐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樣<text:span text:style-name="T8">  </text:span><text:span text:style-name="T9">品</text:span><text:span text:style-name="T10">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郵<text:span text:style-name="T8">  </text:span><text:span text:style-name="T9">電</text:span><text:span text:style-name="T10">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保<text:span text:style-name="T8">  </text:span><text:span text:style-name="T9">險</text:span><text:span text:style-name="T10">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文<text:span text:style-name="T8"> </text:span><text:span text:style-name="T9">具</text:span><text:span text:style-name="T10"> </text:span><text:span text:style-name="T9">用</text:span><text:span text:style-name="T10"> </text:span><text:span text:style-name="T9">品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住<text:span text:style-name="T8">  </text:span><text:span text:style-name="T9">宿</text:span><text:span text:style-name="T10"> 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交<text:span text:style-name="T8">  </text:span><text:span text:style-name="T9">際</text:span><text:span text:style-name="T10">  </text:span><text:span text:style-name="T9">費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其<text:span text:style-name="T8">      </text:span><text:span text:style-name="T9">它</text:span></text:p>
          </table:table-cell>
          <table:covered-table-cell table:style-name="ce9"/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小<text:span text:style-name="T8">      </text:span><text:span text:style-name="T9">計</text:span></text:p>
          </table:table-cell>
          <table:covered-table-cell table:style-name="ce9"/>
          <table:table-cell table:style-name="ce12" table:formula="of:=SUM([.D4:.D18])" office:value-type="float" office:value="0" calcext:value-type="float">
            <text:p>0</text:p>
          </table:table-cell>
          <table:table-cell table:style-name="ce12" table:formula="of:=SUM([.E4:.E18])" office:value-type="float" office:value="0" calcext:value-type="float">
            <text:p>0</text:p>
          </table:table-cell>
          <table:table-cell table:style-name="ce12" table:formula="of:=SUM([.F4:.F18])" office:value-type="float" office:value="0" calcext:value-type="float">
            <text:p>0</text:p>
          </table:table-cell>
          <table:table-cell table:style-name="ce12" table:formula="of:=SUM([.G4:.G18])" office:value-type="float" office:value="0" calcext:value-type="float">
            <text:p>0</text:p>
          </table:table-cell>
          <table:table-cell table:style-name="ce12" table:formula="of:=SUM([.H4:.H18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 table:number-columns-spanned="1" table:number-rows-spanned="8">
            <text:p>總<text:span text:style-name="T8"> </text:span><text:span text:style-name="T9">公</text:span><text:span text:style-name="T10"> </text:span><text:span text:style-name="T9">司</text:span><text:span text:style-name="T10"> </text:span><text:span text:style-name="T9">費</text:span><text:span text:style-name="T10"> </text:span><text:span text:style-name="T9">用</text:span><text:span text:style-name="T10"> </text:span><text:span text:style-name="T9">分</text:span><text:span text:style-name="T10"> </text:span><text:span text:style-name="T9">配</text:span></text:p>
          </table:table-cell>
          <table:table-cell table:style-name="ce10" office:value-type="string" calcext:value-type="string">
            <text:p>費用別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房租費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水電費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電話費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管理費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資產折舊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5"/>
          <table:table-cell table:style-name="ce10" office:value-type="string" calcext:value-type="string">
            <text:p>職員薪資</text:p>
          </table:table-cell>
          <table:table-cell table:style-name="ce12" table:number-columns-repeated="5"/>
          <table:table-cell table:number-columns-repeated="1016"/>
        </table:table-row>
        <table:table-row table:style-name="ro3">
          <table:table-cell/>
          <table:covered-table-cell table:style-name="ce6"/>
          <table:table-cell table:style-name="ce10" office:value-type="string" calcext:value-type="string">
            <text:p>其<text:span text:style-name="T8">  </text:span><text:span text:style-name="T9">它</text:span></text:p>
          </table:table-cell>
          <table:table-cell table:style-name="ce12" table:number-columns-repeated="5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 table:number-columns-spanned="2" table:number-rows-spanned="1">
            <text:p>總<text:span text:style-name="T8">    </text:span><text:span text:style-name="T9">計</text:span></text:p>
          </table:table-cell>
          <table:covered-table-cell table:style-name="ce9"/>
          <table:table-cell table:style-name="ce12" table:formula="of:=SUM([.D20:.D27])" office:value-type="float" office:value="0" calcext:value-type="float">
            <text:p>0</text:p>
          </table:table-cell>
          <table:table-cell table:style-name="ce12" table:formula="of:=SUM([.E20:.E27])" office:value-type="float" office:value="0" calcext:value-type="float">
            <text:p>0</text:p>
          </table:table-cell>
          <table:table-cell table:style-name="ce12" table:formula="of:=SUM([.F20:.F27])" office:value-type="float" office:value="0" calcext:value-type="float">
            <text:p>0</text:p>
          </table:table-cell>
          <table:table-cell table:style-name="ce12" table:formula="of:=SUM([.G20:.G27])" office:value-type="float" office:value="0" calcext:value-type="float">
            <text:p>0</text:p>
          </table:table-cell>
          <table:table-cell table:style-name="ce12" table:formula="of:=SUM([.H20:.H27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27:15</meta:creation-date>
    <dc:creator>John</dc:creator>
    <dc:date>1993-02-17T09:32:05</dc:date>
    <meta:print-date>1993-02-17T09:31:52</meta:print-date>
    <meta:document-statistic meta:table-count="3" meta:cell-count="39" meta:object-count="0"/>
    <meta:generator>LibreOffice/5.1.1.3$Windows_x86 LibreOffice_project/89f508ef3ecebd2cfb8e1def0f0ba9a803b88a6d</meta:generator>
  </office:meta>
</office:document-meta>
</file>